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ed4c05"/>
    </style:style>
    <style:style style:name="T19" style:family="text">
      <style:text-properties fo:color="#00cc00"/>
    </style:style>
    <style:style style:name="T20" style:family="text">
      <style:text-properties fo:color="#cc3300"/>
    </style:style>
    <style:style style:name="T21" style:family="text">
      <style:text-properties fo:color="#ff6666"/>
    </style:style>
    <style:style style:name="T22" style:family="text">
      <style:text-properties fo:color="#007826"/>
    </style:style>
    <style:style style:name="T23" style:family="text">
      <style:text-properties fo:color="#c9211e"/>
    </style:style>
    <style:style style:name="T24" style:family="text">
      <style:text-properties fo:color="#158466"/>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ff9900"/>
    </style:style>
    <style:style style:name="T30" style:family="text">
      <style:text-properties fo:color="#d62e4e"/>
    </style:style>
    <style:style style:name="T31" style:family="text">
      <style:text-properties fo:color="#81d41a"/>
    </style:style>
    <style:style style:name="T32" style:family="text">
      <style:text-properties fo:color="#ff8000"/>
    </style:style>
    <style:style style:name="T33" style:family="text">
      <style:text-properties fo:color="#111111"/>
    </style:style>
    <style:style style:name="T34" style:family="text">
      <style:text-properties fo:color="#669900"/>
    </style:style>
    <style:style style:name="T35" style:family="text">
      <style:text-properties fo:color="#cc9900"/>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7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5">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8">(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8">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19">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19">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61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0">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1">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1">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2">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24">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24">،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9">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9">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19">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19">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9">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9">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9">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0">غیر محتاط طور پر</text:span> ،<text:span text:style-name="T24">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9">، گہرائی پر حرکت پذیری</text:span>،<text:span text:style-name="T19">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19">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19">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1">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29">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4">، [</text:span><text:span text:style-name="T27">خالی حال،غیر خالی حال]</text:span><text:span text:style-name="T24">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9">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4">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4">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4">معیاری عمودی، </text:span><text:span text:style-name="T32">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0">لٹکن</text:span>، <text:span text:style-name="T3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4">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9">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5">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24">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5">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3">عبوری امکان، عبوری احتمال</text:span>، <text:span text:style-name="T14">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9">عبوری دور</text:span>،<text:span text:style-name="T14">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19">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9">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13">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7">00/00/0000</text:date>, <text:time style:data-style-name="N2" text:time-value="09:15:33.6420811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17T10:36:25.737171698</dc:date>
    <meta:editing-duration>P98DT5H49M4S</meta:editing-duration>
    <meta:editing-cycles>4294</meta:editing-cycles>
    <meta:generator>LibreOffice/6.4.7.2$Linux_X86_64 LibreOffice_project/40$Build-2</meta:generator>
    <meta:document-statistic meta:table-count="3" meta:cell-count="68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